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824" officeooo:paragraph-rsid="000eb824"/>
    </style:style>
    <style:style style:name="P2" style:family="paragraph" style:parent-style-name="Standard">
      <style:text-properties officeooo:rsid="00105b91" officeooo:paragraph-rsid="00105b91"/>
    </style:style>
    <style:style style:name="P3" style:family="paragraph" style:parent-style-name="Standard">
      <style:text-properties officeooo:rsid="00119cdb" officeooo:paragraph-rsid="00119cdb"/>
    </style:style>
    <style:style style:name="P4" style:family="paragraph" style:parent-style-name="Standard">
      <style:text-properties officeooo:rsid="0012a8ca" officeooo:paragraph-rsid="0012a8ca"/>
    </style:style>
    <style:style style:name="P5" style:family="paragraph" style:parent-style-name="Standard">
      <style:text-properties officeooo:rsid="00135038" officeooo:paragraph-rsid="00135038"/>
    </style:style>
    <style:style style:name="P6" style:family="paragraph" style:parent-style-name="Standard">
      <style:text-properties officeooo:rsid="00146ddf" officeooo:paragraph-rsid="00146ddf"/>
    </style:style>
    <style:style style:name="T1" style:family="text">
      <style:text-properties officeooo:rsid="00105b91"/>
    </style:style>
    <style:style style:name="T2" style:family="text">
      <style:text-properties officeooo:rsid="00146ddf"/>
    </style:style>
    <style:style style:name="T3" style:family="text">
      <style:text-properties officeooo:rsid="00165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umptions and Justification for ER Model</text:p>
      <text:p text:style-name="P1"/>
      <text:p text:style-name="P1">Entities with attributes assumed are:</text:p>
      <text:p text:style-name="P1">1)Driver(D_Id,D_F<text:span text:style-name="T1">N</text:span>ame,D_M<text:span text:style-name="T1">N</text:span>ame,D_L<text:span text:style-name="T1">N</text:span>ame,D_DOB,D_Contact)</text:p>
      <text:p text:style-name="P1">2)Driving_Test(DT_Id,D<text:span text:style-name="T1">T_Date,DT_Status</text:span>)</text:p>
      <text:p text:style-name="P2">3)LIcense(L_No,L_Expiry)</text:p>
      <text:p text:style-name="P2"/>
      <text:p text:style-name="P3">Relationship assumed and their cardinality</text:p>
      <text:p text:style-name="P3"/>
      <text:p text:style-name="P4">1)1 driver can appear in multiple tests assuming that previous test was not successful</text:p>
      <text:p text:style-name="P4">2)1 driving test can successfully lead to 1 license</text:p>
      <text:p text:style-name="P4">3)1driver can obtain 1 license</text:p>
      <text:p text:style-name="P5">4)<text:span text:style-name="T2">license</text:span> can be specialised into either learning license or driver license</text:p>
      <text:p text:style-name="P5"/>
      <text:p text:style-name="P6">Some more assumptions regarding attributes:</text:p>
      <text:p text:style-name="P6">1)Contact no is a multivalued attribute</text:p>
      <text:p text:style-name="P6">2)Name is composite attribute of fname,<text:span text:style-name="T3">mname,l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2:55:59.394111283</meta:creation-date>
    <dc:date>2025-02-20T13:04:53.629776728</dc:date>
    <meta:editing-duration>PT5M15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1" meta:paragraph-count="13" meta:word-count="75" meta:character-count="612" meta:non-whitespace-character-count="550"/>
  </office:meta>
</office:document-meta>
</file>